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D0000039A007371229AF576C0.png" manifest:media-type="image/png"/>
  <manifest:file-entry manifest:full-path="Pictures/100000000000073D0000039AA6BD5F6A1D0662D1.png" manifest:media-type="image/png"/>
  <manifest:file-entry manifest:full-path="Pictures/100000000000073D0000039A61687BBC1875D7CF.png" manifest:media-type="image/png"/>
  <manifest:file-entry manifest:full-path="Pictures/100000000000073D0000039A2D48288A2A7D7D5F.png" manifest:media-type="image/png"/>
  <manifest:file-entry manifest:full-path="Pictures/100000000000073D0000039A089ED275E3E2A7FB.png" manifest:media-type="image/png"/>
  <manifest:file-entry manifest:full-path="Pictures/100000000000073D0000039A2D3932CA3DCA67D0.png" manifest:media-type="image/png"/>
  <manifest:file-entry manifest:full-path="Pictures/100000000000073D0000039A45EFA4E059B4D8AB.png" manifest:media-type="image/png"/>
  <manifest:file-entry manifest:full-path="Pictures/100000000000073D0000039A832BDCF58A5EEA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437cm, 0cm, 15.80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865cm, 0cm, 15.37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602cm, 0cm, 15.38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478cm, 0cm, 15.12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368cm, 0cm, 15.872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066cm, 0cm, 16.301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5.185cm, 0cm, 15.42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723cm, 0cm, 15.50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779cm" svg:height="24.39cm" svg:x="1.255cm" svg:y="1.375cm">
          <draw:image xlink:href="Pictures/100000000000073D0000039AA6BD5F6A1D0662D1.png" xlink:type="simple" xlink:show="embed" xlink:actuate="onLoad">
            <text:p/>
          </draw:image>
        </draw:frame>
        <draw:frame draw:style-name="gr2" draw:text-style-name="P1" draw:layer="layout" svg:width="17.779cm" svg:height="24.39cm" svg:x="21.702cm" svg:y="1.381cm">
          <draw:image xlink:href="Pictures/100000000000073D0000039A2D3932CA3DCA67D0.png" xlink:type="simple" xlink:show="embed" xlink:actuate="onLoad">
            <text:p/>
          </draw:image>
        </draw:frame>
        <draw:frame draw:style-name="gr3" draw:text-style-name="P1" draw:layer="layout" svg:width="18.033cm" svg:height="24.39cm" svg:x="41.641cm" svg:y="1.508cm">
          <draw:image xlink:href="Pictures/100000000000073D0000039A61687BBC1875D7CF.png" xlink:type="simple" xlink:show="embed" xlink:actuate="onLoad">
            <text:p/>
          </draw:image>
        </draw:frame>
        <draw:frame draw:style-name="gr4" draw:text-style-name="P1" draw:layer="layout" svg:width="18.414cm" svg:height="24.39cm" svg:x="61.833cm" svg:y="1.375cm">
          <draw:image xlink:href="Pictures/100000000000073D0000039A089ED275E3E2A7FB.png" xlink:type="simple" xlink:show="embed" xlink:actuate="onLoad">
            <text:p/>
          </draw:image>
        </draw:frame>
        <draw:frame draw:style-name="gr5" draw:text-style-name="P1" draw:layer="layout" svg:width="17.779cm" svg:height="24.39cm" svg:x="1.255cm" svg:y="28.432cm">
          <draw:image xlink:href="Pictures/100000000000073D0000039A45EFA4E059B4D8AB.png" xlink:type="simple" xlink:show="embed" xlink:actuate="onLoad">
            <text:p/>
          </draw:image>
        </draw:frame>
        <draw:frame draw:style-name="gr6" draw:text-style-name="P1" draw:layer="layout" svg:width="17.652cm" svg:height="24.39cm" svg:x="22.717cm" svg:y="28.532cm">
          <draw:image xlink:href="Pictures/100000000000073D0000039A832BDCF58A5EEA80.png" xlink:type="simple" xlink:show="embed" xlink:actuate="onLoad">
            <text:p/>
          </draw:image>
        </draw:frame>
        <draw:frame draw:style-name="gr7" draw:text-style-name="P1" draw:layer="layout" svg:width="18.414cm" svg:height="24.39cm" svg:x="41.46cm" svg:y="28.551cm">
          <draw:image xlink:href="Pictures/100000000000073D0000039A2D48288A2A7D7D5F.png" xlink:type="simple" xlink:show="embed" xlink:actuate="onLoad">
            <text:p/>
          </draw:image>
        </draw:frame>
        <draw:frame draw:style-name="gr8" draw:text-style-name="P1" draw:layer="layout" svg:width="18.795cm" svg:height="24.39cm" svg:x="62.468cm" svg:y="28.68cm">
          <draw:image xlink:href="Pictures/100000000000073D0000039A007371229AF576C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59:23.674396190</meta:creation-date>
    <dc:date>2019-04-07T10:03:44.062353278</dc:date>
    <meta:editing-duration>PT4M20S</meta:editing-duration>
    <meta:editing-cycles>1</meta:editing-cycles>
    <meta:document-statistic meta:object-count="8"/>
    <meta:generator>LibreOffice/6.0.7.3$Linux_X86_64 LibreOffice_project/00m0$Build-3</meta:generator>
  </office:meta>
</office:document-meta>
</file>